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8634in" svg:y="0.6146in">
            <draw:object draw:notify-on-update-of-ranges="Sheet1.A2:Sheet1.A21 Sheet1.B1:Sheet1.B1 Sheet1.B2:Sheet1.B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4949in" svg:y="4.5571in">
            <draw:object draw:notify-on-update-of-ranges="Sheet1.A1:Sheet1.A1 Sheet1.A2:Sheet1.A51 Sheet1.B1:Sheet1.B1 Sheet1.B2:Sheet1.B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g</text:p>
          </table:table-cell>
          <table:table-cell office:value-type="string" calcext:value-type="string">
            <text:p>Idnorm</text:p>
          </table:table-cell>
          <table:table-cell office:value-type="string" calcext:value-type="string">
            <text:p>Vd</text:p>
          </table:table-cell>
        </table:table-row>
        <table:table-row table:style-name="ro1">
          <table:table-cell office:value-type="float" office:value="0.698068566084" calcext:value-type="float">
            <text:p>0.6980685661</text:p>
          </table:table-cell>
          <table:table-cell office:value-type="float" office:value="0.0010453539823" calcext:value-type="float">
            <text:p>0.00104535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650414778042" calcext:value-type="float">
            <text:p>0.650414778</text:p>
          </table:table-cell>
          <table:table-cell office:value-type="float" office:value="0.000846238938053" calcext:value-type="float">
            <text:p>0.000846238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599295992517" calcext:value-type="float">
            <text:p>0.5992959925</text:p>
          </table:table-cell>
          <table:table-cell office:value-type="float" office:value="0.000713495575221" calcext:value-type="float">
            <text:p>0.000713495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549322972876" calcext:value-type="float">
            <text:p>0.5493229729</text:p>
          </table:table-cell>
          <table:table-cell office:value-type="float" office:value="0.000570796460177" calcext:value-type="float">
            <text:p>0.000570796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50049320095" calcext:value-type="float">
            <text:p>0.500493201</text:p>
          </table:table-cell>
          <table:table-cell office:value-type="float" office:value="0.000421460176991" calcext:value-type="float">
            <text:p>0.000421460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451648320023" calcext:value-type="float">
            <text:p>0.45164832</text:p>
          </table:table-cell>
          <table:table-cell office:value-type="float" office:value="0.00029203539823" calcext:value-type="float">
            <text:p>0.000292035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401647600547" calcext:value-type="float">
            <text:p>0.4016476005</text:p>
          </table:table-cell>
          <table:table-cell office:value-type="float" office:value="0.000185840707965" calcext:value-type="float">
            <text:p>0.000185840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351634290237" calcext:value-type="float">
            <text:p>0.3516342902</text:p>
          </table:table-cell>
          <table:table-cell table:style-name="ce1" office:value-type="float" office:value="0.0000962389380531" calcext:value-type="float">
            <text:p>9.62E-00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299316857328" calcext:value-type="float">
            <text:p>0.2993168573</text:p>
          </table:table-cell>
          <table:table-cell table:style-name="ce1" office:value-type="float" office:value="0.0000431415929204" calcext:value-type="float">
            <text:p>4.31E-00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251529606447" calcext:value-type="float">
            <text:p>0.2515296064</text:p>
          </table:table-cell>
          <table:table-cell table:style-name="ce1" office:value-type="float" office:value="0.0000199115044248" calcext:value-type="float">
            <text:p>1.99E-00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200785854617" calcext:value-type="float">
            <text:p>0.2007858546</text:p>
          </table:table-cell>
          <table:table-cell table:style-name="ce1" office:value-type="float" office:value="0.00000409542960362" calcext:value-type="float">
            <text:p>4.10E-00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149901768173" calcext:value-type="float">
            <text:p>0.1499017682</text:p>
          </table:table-cell>
          <table:table-cell table:style-name="ce1" office:value-type="float" office:value="0.00000103126192596" calcext:value-type="float">
            <text:p>1.03E-00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0990176817289" calcext:value-type="float">
            <text:p>0.0990176817</text:p>
          </table:table-cell>
          <table:table-cell table:style-name="ce1" office:value-type="float" office:value="0.000000238234880373" calcext:value-type="float">
            <text:p>2.38E-00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0522593320236" calcext:value-type="float">
            <text:p>0.052259332</text:p>
          </table:table-cell>
          <table:table-cell table:style-name="ce1" office:value-type="float" office:value="0.0000000527138982183" calcext:value-type="float">
            <text:p>5.27E-00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-0.00137524557957" calcext:value-type="float">
            <text:p>-0.0013752456</text:p>
          </table:table-cell>
          <table:table-cell table:style-name="ce1" office:value-type="float" office:value="0.0000000102493231733" calcext:value-type="float">
            <text:p>1.02E-00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699818691992" calcext:value-type="float">
            <text:p>0.699818692</text:p>
          </table:table-cell>
          <table:table-cell office:value-type="float" office:value="0.000238938053097" calcext:value-type="float">
            <text:p>0.000238938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649757536513" calcext:value-type="float">
            <text:p>0.6497575365</text:p>
          </table:table-cell>
          <table:table-cell office:value-type="float" office:value="0.000212389380531" calcext:value-type="float">
            <text:p>0.000212389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600834592417" calcext:value-type="float">
            <text:p>0.6008345924</text:p>
          </table:table-cell>
          <table:table-cell office:value-type="float" office:value="0.000185840707965" calcext:value-type="float">
            <text:p>0.000185840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549627671055" calcext:value-type="float">
            <text:p>0.5496276711</text:p>
          </table:table-cell>
          <table:table-cell office:value-type="float" office:value="0.000169247787611" calcext:value-type="float">
            <text:p>0.000169247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499569033743" calcext:value-type="float">
            <text:p>0.4995690337</text:p>
          </table:table-cell>
          <table:table-cell office:value-type="float" office:value="0.000139380530973" calcext:value-type="float">
            <text:p>0.000139380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449517950932" calcext:value-type="float">
            <text:p>0.4495179509</text:p>
          </table:table-cell>
          <table:table-cell table:style-name="ce1" office:value-type="float" office:value="0.0000995575221239" calcext:value-type="float">
            <text:p>9.96E-00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400595006835" calcext:value-type="float">
            <text:p>0.4005950068</text:p>
          </table:table-cell>
          <table:table-cell table:style-name="ce1" office:value-type="float" office:value="0.0000730088495575" calcext:value-type="float">
            <text:p>7.30E-00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350536369523" calcext:value-type="float">
            <text:p>0.3505363695</text:p>
          </table:table-cell>
          <table:table-cell table:style-name="ce1" office:value-type="float" office:value="0.0000431415929204" calcext:value-type="float">
            <text:p>4.31E-00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303887330024" calcext:value-type="float">
            <text:p>0.30388733</text:p>
          </table:table-cell>
          <table:table-cell table:style-name="ce1" office:value-type="float" office:value="0.0000199115044248" calcext:value-type="float">
            <text:p>1.99E-005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250401467731" calcext:value-type="float">
            <text:p>0.2504014677</text:p>
          </table:table-cell>
          <table:table-cell table:style-name="ce1" office:value-type="float" office:value="0.00000663716814159" calcext:value-type="float">
            <text:p>6.64E-00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200785854617" calcext:value-type="float">
            <text:p>0.2007858546</text:p>
          </table:table-cell>
          <table:table-cell table:style-name="ce1" office:value-type="float" office:value="0.00000133557551693" calcext:value-type="float">
            <text:p>1.34E-00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149901768173" calcext:value-type="float">
            <text:p>0.1499017682</text:p>
          </table:table-cell>
          <table:table-cell table:style-name="ce1" office:value-type="float" office:value="0.000000336308595963" calcext:value-type="float">
            <text:p>3.36E-007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100392927308" calcext:value-type="float">
            <text:p>0.1003929273</text:p>
          </table:table-cell>
          <table:table-cell table:style-name="ce1" office:value-type="float" office:value="0.0000000712756483444" calcext:value-type="float">
            <text:p>7.13E-00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0495088408644" calcext:value-type="float">
            <text:p>0.0495088409</text:p>
          </table:table-cell>
          <table:table-cell table:style-name="ce1" office:value-type="float" office:value="0.0000000144686432171" calcext:value-type="float">
            <text:p>1.45E-008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00000000293707095489" calcext:value-type="float">
            <text:p>2.94E-00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 table:number-rows-repeated="10">
          <table:table-cell table:number-columns-repeated="3"/>
        </table:table-row>
        <table:table-row table:style-name="ro1" table:number-rows-repeated="4">
          <table:table-cell/>
          <table:table-cell table:style-name="ce1"/>
          <table:table-cell/>
        </table:table-row>
        <table:table-row table:style-name="ro1">
          <table:table-cell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0/00/0000</text:date>, <text:time style:data-style-name="N2" text:time-value="00:25:17.4892011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6:50:44.710079901</meta:creation-date>
    <dc:date>2015-06-07T01:56:19.408383507</dc:date>
    <meta:editing-duration>PT9M16S</meta:editing-duration>
    <meta:editing-cycles>2</meta:editing-cycles>
    <meta:generator>LibreOffice/4.2.8.2$Linux_X86_64 LibreOffice_project/420m0$Build-2</meta:generator>
    <meta:document-statistic meta:table-count="1" meta:cell-count="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98cm" svg:y="4.201cm" style:legend-expansion="high" chart:style-name="ch2"/>
        <chart:plot-area chart:style-name="ch3" table:cell-range-address="Sheet1.A2:Sheet1.B21 Sheet1.B1:Sheet1.B1" chart:data-source-has-labels="row" svg:x="0.32cm" svg:y="0.18cm" svg:width="12.958cm" svg:height="8.64cm">
          <chartooo:coordinate-region svg:x="0.611cm" svg:y="0.379cm" svg:width="12.42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1" chart:label-cell-address="Sheet1.B1:Sheet1.B1" chart:class="chart:scatter">
            <chart:domain table:cell-range-address="Sheet1.A2:Sheet1.A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norm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8068566084">
                <text:p>0.698068566084</text:p>
                <draw:g>
                  <svg:desc>Sheet1.A2:Sheet1.A21</svg:desc>
                </draw:g>
              </table:table-cell>
              <table:table-cell office:value-type="float" office:value="0.0010453539823">
                <text:p>0.0010453539823</text:p>
                <draw:g>
                  <svg:desc>Sheet1.B2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0414778042">
                <text:p>0.650414778042</text:p>
              </table:table-cell>
              <table:table-cell office:value-type="float" office:value="0.000846238938053">
                <text:p>0.0008462389380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9295992517">
                <text:p>0.599295992517</text:p>
              </table:table-cell>
              <table:table-cell office:value-type="float" office:value="0.000713495575221">
                <text:p>0.000713495575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9322972876">
                <text:p>0.549322972876</text:p>
              </table:table-cell>
              <table:table-cell office:value-type="float" office:value="0.000570796460177">
                <text:p>0.000570796460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049320095">
                <text:p>0.50049320095</text:p>
              </table:table-cell>
              <table:table-cell office:value-type="float" office:value="0.000421460176991">
                <text:p>0.000421460176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1648320023">
                <text:p>0.451648320023</text:p>
              </table:table-cell>
              <table:table-cell office:value-type="float" office:value="0.00029203539823">
                <text:p>0.000292035398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1647600547">
                <text:p>0.401647600547</text:p>
              </table:table-cell>
              <table:table-cell office:value-type="float" office:value="0.000185840707965">
                <text:p>0.0001858407079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1634290237">
                <text:p>0.351634290237</text:p>
              </table:table-cell>
              <table:table-cell office:value-type="float" office:value="0.0000962389380531">
                <text:p>0.0000962389380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9316857328">
                <text:p>0.299316857328</text:p>
              </table:table-cell>
              <table:table-cell office:value-type="float" office:value="0.0000431415929204">
                <text:p>0.0000431415929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1529606447">
                <text:p>0.251529606447</text:p>
              </table:table-cell>
              <table:table-cell office:value-type="float" office:value="0.0000199115044248">
                <text:p>0.0000199115044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0785854617">
                <text:p>0.200785854617</text:p>
              </table:table-cell>
              <table:table-cell office:value-type="float" office:value="0.00000409542960362">
                <text:p>0.00000409542960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9901768173">
                <text:p>0.149901768173</text:p>
              </table:table-cell>
              <table:table-cell office:value-type="float" office:value="0.00000103126192596">
                <text:p>0.000001031261925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90176817289">
                <text:p>0.0990176817289</text:p>
              </table:table-cell>
              <table:table-cell office:value-type="float" office:value="0.000000238234880373">
                <text:p>0.000000238234880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22593320236">
                <text:p>0.0522593320236</text:p>
              </table:table-cell>
              <table:table-cell office:value-type="float" office:value="0.0000000527138982183">
                <text:p>0.0000000527138982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137524557957">
                <text:p>-0.00137524557957</text:p>
              </table:table-cell>
              <table:table-cell office:value-type="float" office:value="0.0000000102493231733">
                <text:p>0.00000001024932317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9818691992">
                <text:p>0.699818691992</text:p>
              </table:table-cell>
              <table:table-cell office:value-type="float" office:value="0.000238938053097">
                <text:p>0.000238938053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9757536513">
                <text:p>0.649757536513</text:p>
              </table:table-cell>
              <table:table-cell office:value-type="float" office:value="0.000212389380531">
                <text:p>0.0002123893805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0834592417">
                <text:p>0.600834592417</text:p>
              </table:table-cell>
              <table:table-cell office:value-type="float" office:value="0.000185840707965">
                <text:p>0.0001858407079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49627671055">
                <text:p>0.549627671055</text:p>
              </table:table-cell>
              <table:table-cell office:value-type="float" office:value="0.000169247787611">
                <text:p>0.000169247787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9569033743">
                <text:p>0.499569033743</text:p>
              </table:table-cell>
              <table:table-cell office:value-type="float" office:value="0.000139380530973">
                <text:p>0.0001393805309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7cm" svg:y="4.201cm" style:legend-expansion="high" chart:style-name="ch2"/>
        <chart:plot-area chart:style-name="ch3" table:cell-range-address="Sheet1.A1:Sheet1.B51" chart:data-source-has-labels="row" svg:x="1.537cm" svg:y="0.184cm" svg:width="13.545cm" svg:height="8.638cm">
          <chartooo:coordinate-region svg:x="1.829cm" svg:y="0.383cm" svg:width="13.013cm" svg:height="7.79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1" chart:label-cell-address="Sheet1.B1:Sheet1.B1" chart:class="chart:scatter">
            <chart:domain table:cell-range-address="Sheet1.A2:Sheet1.A51"/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dnorm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98068566084">
                <text:p>0.698068566084</text:p>
                <draw:g>
                  <svg:desc>Sheet1.A2:Sheet1.A51</svg:desc>
                </draw:g>
              </table:table-cell>
              <table:table-cell office:value-type="float" office:value="0.0010453539823">
                <text:p>0.0010453539823</text:p>
                <draw:g>
                  <svg:desc>Sheet1.B2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0414778042">
                <text:p>0.650414778042</text:p>
              </table:table-cell>
              <table:table-cell office:value-type="float" office:value="0.000846238938053">
                <text:p>0.0008462389380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9295992517">
                <text:p>0.599295992517</text:p>
              </table:table-cell>
              <table:table-cell office:value-type="float" office:value="0.000713495575221">
                <text:p>0.000713495575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9322972876">
                <text:p>0.549322972876</text:p>
              </table:table-cell>
              <table:table-cell office:value-type="float" office:value="0.000570796460177">
                <text:p>0.000570796460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0049320095">
                <text:p>0.50049320095</text:p>
              </table:table-cell>
              <table:table-cell office:value-type="float" office:value="0.000421460176991">
                <text:p>0.000421460176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51648320023">
                <text:p>0.451648320023</text:p>
              </table:table-cell>
              <table:table-cell office:value-type="float" office:value="0.00029203539823">
                <text:p>0.000292035398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1647600547">
                <text:p>0.401647600547</text:p>
              </table:table-cell>
              <table:table-cell office:value-type="float" office:value="0.000185840707965">
                <text:p>0.0001858407079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1634290237">
                <text:p>0.351634290237</text:p>
              </table:table-cell>
              <table:table-cell office:value-type="float" office:value="0.0000962389380531">
                <text:p>0.00009623893805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9316857328">
                <text:p>0.299316857328</text:p>
              </table:table-cell>
              <table:table-cell office:value-type="float" office:value="0.0000431415929204">
                <text:p>0.0000431415929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1529606447">
                <text:p>0.251529606447</text:p>
              </table:table-cell>
              <table:table-cell office:value-type="float" office:value="0.0000199115044248">
                <text:p>0.00001991150442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0785854617">
                <text:p>0.200785854617</text:p>
              </table:table-cell>
              <table:table-cell office:value-type="float" office:value="0.00000409542960362">
                <text:p>0.00000409542960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9901768173">
                <text:p>0.149901768173</text:p>
              </table:table-cell>
              <table:table-cell office:value-type="float" office:value="0.00000103126192596">
                <text:p>0.000001031261925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90176817289">
                <text:p>0.0990176817289</text:p>
              </table:table-cell>
              <table:table-cell office:value-type="float" office:value="0.000000238234880373">
                <text:p>0.0000002382348803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22593320236">
                <text:p>0.0522593320236</text:p>
              </table:table-cell>
              <table:table-cell office:value-type="float" office:value="0.0000000527138982183">
                <text:p>0.00000005271389821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137524557957">
                <text:p>-0.00137524557957</text:p>
              </table:table-cell>
              <table:table-cell office:value-type="float" office:value="0.0000000102493231733">
                <text:p>0.00000001024932317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9818691992">
                <text:p>0.699818691992</text:p>
              </table:table-cell>
              <table:table-cell office:value-type="float" office:value="0.000238938053097">
                <text:p>0.000238938053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9757536513">
                <text:p>0.649757536513</text:p>
              </table:table-cell>
              <table:table-cell office:value-type="float" office:value="0.000212389380531">
                <text:p>0.0002123893805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0834592417">
                <text:p>0.600834592417</text:p>
              </table:table-cell>
              <table:table-cell office:value-type="float" office:value="0.000185840707965">
                <text:p>0.0001858407079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49627671055">
                <text:p>0.549627671055</text:p>
              </table:table-cell>
              <table:table-cell office:value-type="float" office:value="0.000169247787611">
                <text:p>0.000169247787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9569033743">
                <text:p>0.499569033743</text:p>
              </table:table-cell>
              <table:table-cell office:value-type="float" office:value="0.000139380530973">
                <text:p>0.0001393805309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9517950932">
                <text:p>0.449517950932</text:p>
              </table:table-cell>
              <table:table-cell office:value-type="float" office:value="0.0000995575221239">
                <text:p>0.00009955752212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0595006835">
                <text:p>0.400595006835</text:p>
              </table:table-cell>
              <table:table-cell office:value-type="float" office:value="0.0000730088495575">
                <text:p>0.00007300884955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0536369523">
                <text:p>0.350536369523</text:p>
              </table:table-cell>
              <table:table-cell office:value-type="float" office:value="0.0000431415929204">
                <text:p>0.00004314159292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03887330024">
                <text:p>0.303887330024</text:p>
              </table:table-cell>
              <table:table-cell office:value-type="float" office:value="0.0000199115044248">
                <text:p>0.00001991150442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0401467731">
                <text:p>0.250401467731</text:p>
              </table:table-cell>
              <table:table-cell office:value-type="float" office:value="0.00000663716814159">
                <text:p>0.000006637168141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0785854617">
                <text:p>0.200785854617</text:p>
              </table:table-cell>
              <table:table-cell office:value-type="float" office:value="0.00000133557551693">
                <text:p>0.000001335575516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49901768173">
                <text:p>0.149901768173</text:p>
              </table:table-cell>
              <table:table-cell office:value-type="float" office:value="0.000000336308595963">
                <text:p>0.000000336308595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0392927308">
                <text:p>0.100392927308</text:p>
              </table:table-cell>
              <table:table-cell office:value-type="float" office:value="0.0000000712756483444">
                <text:p>0.0000000712756483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95088408644">
                <text:p>0.0495088408644</text:p>
              </table:table-cell>
              <table:table-cell office:value-type="float" office:value="0.0000000144686432171">
                <text:p>0.00000001446864321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000000293707095489">
                <text:p>0.000000002937070954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